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var bs-font-monospace" svg:font-family="'var bs-font-monospace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7e116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9b58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9b58b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officeooo:paragraph-rsid="0009b58b"/>
    </style:style>
    <style:style style:name="T1" style:family="text">
      <style:text-properties fo:font-variant="normal" fo:text-transform="none" fo:color="#770088" loext:opacity="100%" style:text-line-through-style="none" style:text-line-through-type="none" style:font-name="var bs-font-monospace" fo:font-size="9.75pt" fo:letter-spacing="normal" fo:font-style="normal" style:text-underline-style="none" fo:font-weight="normal" style:text-blinking="false" fo:background-color="#e5e5e5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770088" loext:opacity="100%" style:text-line-through-style="none" style:text-line-through-type="none" style:font-name="monospace" fo:font-size="9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3" style:family="text">
      <style:text-properties fo:font-variant="normal" fo:text-transform="none" fo:color="#770088" loext:opacity="100%" style:font-name="var bs-font-monospace" fo:font-size="9.75pt" fo:letter-spacing="normal" fo:font-style="normal" fo:font-weight="normal" fo:background-color="#e5e5e5" loext:char-shading-value="0"/>
    </style:style>
    <style:style style:name="T4" style:family="text">
      <style:text-properties fo:font-variant="normal" fo:text-transform="none" fo:color="#770088" loext:opacity="100%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444444" loext:opacity="100%" style:font-name="var bs-font-monospace" fo:font-size="9.75pt" fo:letter-spacing="normal" fo:font-style="normal" fo:font-weight="normal" fo:background-color="#e5e5e5" loext:char-shading-value="0"/>
    </style:style>
    <style:style style:name="T6" style:family="text">
      <style:text-properties fo:font-variant="normal" fo:text-transform="none" fo:color="#444444" loext:opacity="100%" fo:letter-spacing="normal"/>
    </style:style>
    <style:style style:name="T7" style:family="text">
      <style:text-properties fo:font-variant="normal" fo:text-transform="none" fo:color="#444444" loext:opacity="100%" style:font-name="monospace" fo:font-size="9.75pt" fo:letter-spacing="normal" fo:font-style="normal" fo:font-weight="normal"/>
    </style:style>
    <style:style style:name="T8" style:family="text">
      <style:text-properties fo:font-variant="normal" fo:text-transform="none" fo:color="#444444" loext:opacity="100%" fo:font-size="9.75pt" fo:letter-spacing="normal" fo:font-style="normal" fo:font-weight="normal" fo:background-color="#e5e5e5" loext:char-shading-value="0"/>
    </style:style>
    <style:style style:name="T9" style:family="text">
      <style:text-properties fo:font-variant="normal" fo:text-transform="none" fo:color="#444444" loext:opacity="100%" fo:font-size="9.75pt" fo:letter-spacing="normal" fo:font-style="normal" fo:font-weight="normal" officeooo:rsid="0009b58b" fo:background-color="#e5e5e5" loext:char-shading-value="0"/>
    </style:style>
    <style:style style:name="T10" style:family="text">
      <style:text-properties fo:font-variant="normal" fo:text-transform="none" fo:color="#ff00ff" loext:opacity="100%" style:font-name="var bs-font-monospace" fo:font-size="9.75pt" fo:letter-spacing="normal" fo:font-style="normal" fo:font-weight="normal" fo:background-color="#e5e5e5" loext:char-shading-value="0"/>
    </style:style>
    <style:style style:name="T11" style:family="text">
      <style:text-properties fo:font-variant="normal" fo:text-transform="none" fo:color="#ff00ff" loext:opacity="100%" style:font-name="monospace" fo:font-size="9.75pt" fo:letter-spacing="normal" fo:font-style="normal" fo:font-weight="normal"/>
    </style:style>
    <style:style style:name="T12" style:family="text">
      <style:text-properties fo:font-variant="normal" fo:text-transform="none" fo:color="#aa1111" loext:opacity="100%" style:font-name="var bs-font-monospace" fo:font-size="9.75pt" fo:letter-spacing="normal" fo:font-style="normal" fo:font-weight="normal" fo:background-color="#e5e5e5" loext:char-shading-value="0"/>
    </style:style>
    <style:style style:name="T13" style:family="text">
      <style:text-properties fo:font-variant="normal" fo:text-transform="none" fo:color="#0055aa" loext:opacity="100%" style:font-name="monospace" fo:font-size="9.75pt" fo:letter-spacing="normal" fo:font-style="normal" fo:font-weight="normal"/>
    </style:style>
    <style:style style:name="T14" style:family="text">
      <style:text-properties fo:font-variant="normal" fo:text-transform="none" fo:color="#0055aa" loext:opacity="100%" style:font-name="var bs-font-monospace" fo:font-size="9.75pt" fo:letter-spacing="normal" fo:font-style="normal" fo:font-weight="normal" fo:background-color="#e5e5e5" loext:char-shading-value="0"/>
    </style:style>
    <style:style style:name="T15" style:family="text">
      <style:text-properties fo:font-variant="normal" fo:text-transform="none" fo:color="#116644" loext:opacity="100%" style:font-name="monospace" fo:font-size="9.75pt" fo:letter-spacing="normal" fo:font-style="normal" fo:font-weight="normal"/>
    </style:style>
    <style:style style:name="T16" style:family="text">
      <style:text-properties fo:font-variant="normal" fo:text-transform="none" fo:color="#116644" loext:opacity="100%" style:font-name="var bs-font-monospace" fo:font-size="9.75pt" fo:letter-spacing="normal" fo:font-style="normal" fo:font-weight="normal" fo:background-color="#e5e5e5" loext:char-shading-value="0"/>
    </style:style>
    <style:style style:name="T17" style:family="text">
      <style:text-properties fo:font-variant="normal" fo:text-transform="none" fo:color="#116644" loext:opacity="100%" style:font-name="var bs-font-monospace" fo:font-size="9.75pt" fo:letter-spacing="normal" fo:font-style="normal" fo:font-weight="normal" officeooo:rsid="0009b58b" fo:background-color="#e5e5e5" loext:char-shading-value="0"/>
    </style:style>
    <style:style style:name="T18" style:family="text">
      <style:text-properties fo:font-variant="normal" fo:text-transform="none" fo:color="#116644" loext:opacity="100%" fo:font-size="9.75pt" fo:letter-spacing="normal" fo:font-style="normal" fo:font-weight="normal" officeooo:rsid="0009b58b" fo:background-color="#e5e5e5" loext:char-shading-value="0"/>
    </style:style>
    <style:style style:name="T19" style:family="text">
      <style:text-properties officeooo:rsid="0009b58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ódulo: Gestión de bases de datos Página: 1 </text:p>
      <text:p text:style-name="Standard">Unidad didáctica 4. Realización de consultas. </text:p>
      <text:p text:style-name="Standard">Recurso 4. Ejemplos sentencias SELECT I. </text:p>
      <text:p text:style-name="Standard"><text:s/></text:p>
      <text:p text:style-name="Standard">Base de datos utilizada: Oposiciones. </text:p>
      <text:p text:style-name="Standard"><text:s/>-Orden de las cláusulas en la sentencia select: </text:p>
      <text:p text:style-name="Standard">SELECT </text:p>
      <text:p text:style-name="Standard">FROM </text:p>
      <text:p text:style-name="Standard">WHERE </text:p>
      <text:p text:style-name="Standard">GROUP </text:p>
      <text:p text:style-name="Standard">BY </text:p>
      <text:p text:style-name="Standard">HAVING </text:p>
      <text:p text:style-name="Standard">ORDER BY </text:p>
      <text:p text:style-name="Standard"><text:s/>-A tener en cuenta: -En la cláusula FROM debemos poner todas las tablas que intervengan en la <text:s text:c="12"/></text:p>
      <text:p text:style-name="Standard">consulta aunque no se muestre ningún campo de ellas. -Como norma general, utilizaremos tablas relacionadas entre sí para hacer <text:s text:c="9"/></text:p>
      <text:p text:style-name="Standard">consultas. Evidentemente, si guardan datos sin relación el resultado de estas <text:s text:c="10"/></text:p>
      <text:p text:style-name="Standard">consultas será incoherente. <text:s/>-Las funciones de agregado (SUM, MAX, MIN…) suelen utilizarse sobre <text:s text:c="9"/></text:p>
      <text:p text:style-name="Standard">grupos de filas, por lo tanto será necesario casi siempre utilizar GROUP BY. <text:s text:c="12"/></text:p>
      <text:p text:style-name="Standard">Si no utilizamos GROUP BY el grupo será la tabla completa. </text:p>
      <text:p text:style-name="Standard"><text:s/></text:p>
      <text:p text:style-name="Standard">1. Mostrar DNI, nombre, ciudad y teléfono de los opositores que sean de Badajoz. </text:p>
      <text:p text:style-name="Standard"><text:s/></text:p>
      <text:p text:style-name="Standard"/>
      <text:p text:style-name="Standard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DNI, NOMBRE, CIUDAD, TELEFONO </text:span></text:span></text:p>
      <text:p text:style-name="P2"><text:span text:style-name="Source_20_Text"><text:span text:style-name="T3">FROM</text:span></text:span><text:span text:style-name="Source_20_Text"><text:span text:style-name="T5"> opositores </text:span></text:span></text:p>
      <text:p text:style-name="P2"><text:span text:style-name="Source_20_Text"><text:span text:style-name="T3">WHERE</text:span></text:span><text:span text:style-name="Source_20_Text"><text:span text:style-name="T5"> CIUDAD </text:span></text:span><text:span text:style-name="Source_20_Text"><text:span text:style-name="T10">=</text:span></text:span><text:span text:style-name="Source_20_Text"><text:span text:style-name="T5"> </text:span></text:span><text:span text:style-name="Source_20_Text"><text:span text:style-name="T12">"Badajoz"</text:span></text:span><text:span text:style-name="Source_20_Text"><text:span text:style-name="T5">;</text:span></text:span></text:p>
      <text:p text:style-name="Standard"/>
      <text:p text:style-name="Standard"/>
      <text:p text:style-name="Standard"><text:s/></text:p>
      <text:p text:style-name="Standard">2. Mostrar DNI, nombre y teléfono de los opositores que sean de Badajoz o Don Benito. <text:s text:c="14"/></text:p>
      <text:p text:style-name="Standard">Ordenar los datos por ciudad y nombre de opositor. </text:p>
      <text:p text:style-name="Standard"><text:s/></text:p>
      <text:p text:style-name="P5"><text:s/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DNI, NOMBRE, TELEFONO </text:span></text:span></text:p>
      <text:p text:style-name="P5"><text:span text:style-name="Source_20_Text"><text:span text:style-name="T3">FROM</text:span></text:span><text:span text:style-name="Source_20_Text"><text:span text:style-name="T5"> opositores </text:span></text:span></text:p>
      <text:p text:style-name="P5"><text:span text:style-name="Source_20_Text"><text:span text:style-name="T3">WHERE</text:span></text:span><text:span text:style-name="Source_20_Text"><text:span text:style-name="T5"> CIUDAD </text:span></text:span><text:span text:style-name="Source_20_Text"><text:span text:style-name="T10">=</text:span></text:span><text:span text:style-name="Source_20_Text"><text:span text:style-name="T5"> </text:span></text:span><text:span text:style-name="Source_20_Text"><text:span text:style-name="T12">"Badajoz"</text:span></text:span><text:span text:style-name="Source_20_Text"><text:span text:style-name="T5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<text:span text:style-name="T1">OR</text:span></text:span></text:a><text:span text:style-name="Source_20_Text"><text:span text:style-name="T5"> CIUDAD </text:span></text:span><text:span text:style-name="Source_20_Text"><text:span text:style-name="T10">=</text:span></text:span><text:span text:style-name="Source_20_Text"><text:span text:style-name="T5"> </text:span></text:span><text:span text:style-name="Source_20_Text"><text:span text:style-name="T12">"Don Benito"</text:span></text:span><text:span text:style-name="Source_20_Text"><text:span text:style-name="T5">;</text:span></text:span></text:p>
      <text:p text:style-name="Standard"><text:line-break/></text:p>
      <text:p text:style-name="Standard">3. Mostrar DNI de opositor, nombre, código de examen, descripción del examen y su <text:s text:c="12"/></text:p>
      <text:p text:style-name="Standard">nota.Sólo para las notas del opositor con DNI 11843671.Ordenar por código de <text:s text:c="13"/></text:p>
      <text:p text:style-name="Standard">examen. </text:p>
      <text:p text:style-name="Standard"><text:s/></text:p>
      <text:p text:style-name="P4"><text:s/>SELECT DNI, NOMBRE, CODIGOEXA, DESCRIPCIONEXA, NOTA</text:p>
      <text:p text:style-name="P4">FROM opositores o, notas n, examenes e </text:p>
      <text:p text:style-name="P4">WHERE o.dni=</text:p>
      <text:p text:style-name="Standard"><text:s/></text:p>
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">SELECT</text:span></text:a><text:span text:style-name="T6"> </text:span><text:span text:style-name="T7">o</text:span><text:span text:style-name="T13">.DNI</text:span><text:span text:style-name="T7">,</text:span><text:span text:style-name="T6"> </text:span><text:span text:style-name="T7">o</text:span><text:span text:style-name="T13">.NOMBRE</text:span><text:span text:style-name="T7">,</text:span><text:span text:style-name="T6"> </text:span><text:span text:style-name="T7">e</text:span><text:span text:style-name="T13">.CODIGOEXA</text:span><text:span text:style-name="T7">,</text:span><text:span text:style-name="T6"> </text:span><text:span text:style-name="T7">e</text:span><text:span text:style-name="T13">.DESCRIPCIONEXA</text:span><text:span text:style-name="T7">,</text:span><text:span text:style-name="T6"> </text:span><text:span text:style-name="T7">n</text:span><text:span text:style-name="T13">.NOTA</text:span><text:span text:style-name="T6"> </text:span></text:p>
      <text:p text:style-name="P3"><text:span text:style-name="T4">FROM</text:span><text:span text:style-name="T6"> </text:span><text:span text:style-name="T7">opositores</text:span><text:span text:style-name="T6"> </text:span><text:span text:style-name="T7">o</text:span><text:span text:style-name="T6"> 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T2">LEFT</text:span></text:a><text:span text:style-name="T6"> </text:span><text:span text:style-name="T4">JOIN</text:span><text:span text:style-name="T6"> </text:span><text:span text:style-name="T7">notas</text:span><text:span text:style-name="T6"> </text:span><text:span text:style-name="T7">n</text:span><text:span text:style-name="T6"> </text:span><text:span text:style-name="T4">ON</text:span><text:span text:style-name="T6"> </text:span><text:span text:style-name="T7">o</text:span><text:span text:style-name="T13">.DNI</text:span><text:span text:style-name="T6"> </text:span><text:span text:style-name="T11">=</text:span><text:span text:style-name="T6"> </text:span><text:span text:style-name="T7">n</text:span><text:span text:style-name="T13">.DNIOPOSITOR</text:span><text:span text:style-name="T6"> 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T2">LEFT</text:span></text:a><text:span text:style-name="T6"> </text:span><text:span text:style-name="T4">JOIN</text:span><text:span text:style-name="T6"> </text:span><text:span text:style-name="T7">examenes</text:span><text:span text:style-name="T6"> </text:span><text:span text:style-name="T7">e</text:span><text:span text:style-name="T6"> </text:span><text:span text:style-name="T4">ON</text:span><text:span text:style-name="T6"> </text:span><text:span text:style-name="T7">e</text:span><text:span text:style-name="T13">.CODIGOEXA</text:span><text:span text:style-name="T6"> </text:span><text:span text:style-name="T11">=</text:span><text:span text:style-name="T6"> </text:span><text:span text:style-name="T7">n</text:span><text:span text:style-name="T13">.CODIGOEXAMEN</text:span></text:p>
      <text:p text:style-name="P3"><text:span text:style-name="T4">WHERE</text:span><text:span text:style-name="T6"> </text:span><text:span text:style-name="T7">o</text:span><text:span text:style-name="T13">.DNI</text:span><text:span text:style-name="T6"> </text:span><text:span text:style-name="T11">=</text:span><text:span text:style-name="T6"> </text:span><text:span text:style-name="T15">11843671</text:span></text:p>
      <text:p text:style-name="P1"><text:span text:style-name="T15">ORDER BY e.CODIGOEXA</text:span><text:span text:style-name="T7">;</text:span> </text:p>
      <text:p text:style-name="P1"/>
      <text:p text:style-name="P1"><text:soft-page-break/></text:p>
      <text:p text:style-name="P1"/>
      <text:p text:style-name="P1"/>
      <text:p text:style-name="Standard"><text:s/></text:p>
      <text:p text:style-name="Standard">Módulo: Gestión de bases de datos Página: 2 </text:p>
      <text:p text:style-name="Standard">4. MostrarDNI de opositor, nombre, código de examen, descripción y su nota. Sólo <text:s text:c="12"/></text:p>
      <text:p text:style-name="Standard">para el examen con descripción “SUPUESTOS PRACTICOS (3)”. </text:p>
      <text:p text:style-name="Standard"><text:s/></text:p>
      <text:p text:style-name="Standard"/>
      <text:p text:style-name="Standard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o</text:span></text:span><text:span text:style-name="Source_20_Text"><text:span text:style-name="T14">.DNI</text:span></text:span><text:span text:style-name="Source_20_Text"><text:span text:style-name="T5">, o</text:span></text:span><text:span text:style-name="Source_20_Text"><text:span text:style-name="T14">.NOMBRE</text:span></text:span><text:span text:style-name="Source_20_Text"><text:span text:style-name="T5">, e</text:span></text:span><text:span text:style-name="Source_20_Text"><text:span text:style-name="T14">.CODIGOEXA</text:span></text:span><text:span text:style-name="Source_20_Text"><text:span text:style-name="T5">, e</text:span></text:span><text:span text:style-name="Source_20_Text"><text:span text:style-name="T14">.DESCRIPCIONEXA</text:span></text:span><text:span text:style-name="Source_20_Text"><text:span text:style-name="T5">, n</text:span></text:span><text:span text:style-name="Source_20_Text"><text:span text:style-name="T14">.NOTA</text:span></text:span><text:span text:style-name="Source_20_Text"><text:span text:style-name="T5"> </text:span></text:span></text:p>
      <text:p text:style-name="P2"><text:span text:style-name="Source_20_Text"><text:span text:style-name="T3">FROM</text:span></text:span><text:span text:style-name="Source_20_Text"><text:span text:style-name="T5"> opositores o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notas n </text:span></text:span><text:span text:style-name="Source_20_Text"><text:span text:style-name="T3">ON</text:span></text:span><text:span text:style-name="Source_20_Text"><text:span text:style-name="T5"> o</text:span></text:span><text:span text:style-name="Source_20_Text"><text:span text:style-name="T14">.DNI</text:span></text:span><text:span text:style-name="Source_20_Text"><text:span text:style-name="T5"> </text:span></text:span><text:span text:style-name="Source_20_Text"><text:span text:style-name="T10">=</text:span></text:span><text:span text:style-name="Source_20_Text"><text:span text:style-name="T5"> n</text:span></text:span><text:span text:style-name="Source_20_Text"><text:span text:style-name="T14">.DNIOPOSITOR</text:span></text:span><text:span text:style-name="Source_20_Text"><text:span text:style-name="T5">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examenes e </text:span></text:span><text:span text:style-name="Source_20_Text"><text:span text:style-name="T3">ON</text:span></text:span><text:span text:style-name="Source_20_Text"><text:span text:style-name="T5"> n</text:span></text:span><text:span text:style-name="Source_20_Text"><text:span text:style-name="T14">.CODIGOEXAMEN</text:span></text:span><text:span text:style-name="Source_20_Text"><text:span text:style-name="T5"> </text:span></text:span><text:span text:style-name="Source_20_Text"><text:span text:style-name="T10">=</text:span></text:span><text:span text:style-name="Source_20_Text"><text:span text:style-name="T5"> e</text:span></text:span><text:span text:style-name="Source_20_Text"><text:span text:style-name="T14">.CODIGOEXA</text:span></text:span><text:span text:style-name="Source_20_Text"><text:span text:style-name="T5"> </text:span></text:span></text:p>
      <text:p text:style-name="P2"><text:span text:style-name="Source_20_Text"><text:span text:style-name="T3">WHERE</text:span></text:span><text:span text:style-name="Source_20_Text"><text:span text:style-name="T5"> e</text:span></text:span><text:span text:style-name="Source_20_Text"><text:span text:style-name="T14">.DESCRIPCIONEXA</text:span></text:span><text:span text:style-name="Source_20_Text"><text:span text:style-name="T5"> </text:span></text:span><text:span text:style-name="Source_20_Text"><text:span text:style-name="T10">=</text:span></text:span><text:span text:style-name="Source_20_Text"><text:span text:style-name="T5"> </text:span></text:span><text:span text:style-name="Source_20_Text"><text:span text:style-name="T12">"SUPUESTOS PRACTICOS (3)"</text:span></text:span><text:span text:style-name="Source_20_Text"><text:span text:style-name="T5">;</text:span></text:span></text:p>
      <text:p text:style-name="Standard"><text:line-break/></text:p>
      <text:p text:style-name="Standard"/>
      <text:p text:style-name="Standard"/>
      <text:p text:style-name="Standard"><text:s/></text:p>
      <text:p text:style-name="Standard">5. Mostrar DNI de opositor, nombre, código de examen, descripción del examen y su <text:s text:c="12"/></text:p>
      <text:p text:style-name="Standard">nota. Sólo para las notas de los opositores con la cadena “EZ” en su nombre y para <text:s text:c="16"/></text:p>
      <text:p text:style-name="Standard">el examen con código 1. Ordenar por nombre de forma descendente (Z..A). </text:p>
      <text:p text:style-name="Standard"><text:s/>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o</text:span></text:span><text:span text:style-name="Source_20_Text"><text:span text:style-name="T14">.DNI</text:span></text:span><text:span text:style-name="Source_20_Text"><text:span text:style-name="T5">, o</text:span></text:span><text:span text:style-name="Source_20_Text"><text:span text:style-name="T14">.NOMBRE</text:span></text:span><text:span text:style-name="Source_20_Text"><text:span text:style-name="T5">, o</text:span></text:span><text:span text:style-name="Source_20_Text"><text:span text:style-name="T14">.APELLIDOS</text:span></text:span><text:span text:style-name="Source_20_Text"><text:span text:style-name="T5">, e</text:span></text:span><text:span text:style-name="Source_20_Text"><text:span text:style-name="T14">.CODIGOEXA</text:span></text:span><text:span text:style-name="Source_20_Text"><text:span text:style-name="T5">, e</text:span></text:span><text:span text:style-name="Source_20_Text"><text:span text:style-name="T14">.DESCRIPCIONEXA</text:span></text:span><text:span text:style-name="Source_20_Text"><text:span text:style-name="T5">, n</text:span></text:span><text:span text:style-name="Source_20_Text"><text:span text:style-name="T14">.NOTA</text:span></text:span><text:span text:style-name="Source_20_Text"><text:span text:style-name="T5"> </text:span></text:span></text:p>
      <text:p text:style-name="P2"><text:span text:style-name="Source_20_Text"><text:span text:style-name="T3">FROM</text:span></text:span><text:span text:style-name="Source_20_Text"><text:span text:style-name="T5"> opositores o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notas n </text:span></text:span><text:span text:style-name="Source_20_Text"><text:span text:style-name="T3">ON</text:span></text:span><text:span text:style-name="Source_20_Text"><text:span text:style-name="T5"> o</text:span></text:span><text:span text:style-name="Source_20_Text"><text:span text:style-name="T14">.DNI</text:span></text:span><text:span text:style-name="Source_20_Text"><text:span text:style-name="T5"> </text:span></text:span><text:span text:style-name="Source_20_Text"><text:span text:style-name="T10">=</text:span></text:span><text:span text:style-name="Source_20_Text"><text:span text:style-name="T5"> n</text:span></text:span><text:span text:style-name="Source_20_Text"><text:span text:style-name="T14">.DNIOPOSITOR</text:span></text:span><text:span text:style-name="Source_20_Text"><text:span text:style-name="T5">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examenes e </text:span></text:span><text:span text:style-name="Source_20_Text"><text:span text:style-name="T3">ON</text:span></text:span><text:span text:style-name="Source_20_Text"><text:span text:style-name="T5"> e</text:span></text:span><text:span text:style-name="Source_20_Text"><text:span text:style-name="T14">.CODIGOEXA</text:span></text:span><text:span text:style-name="Source_20_Text"><text:span text:style-name="T5"> </text:span></text:span><text:span text:style-name="Source_20_Text"><text:span text:style-name="T10">=</text:span></text:span><text:span text:style-name="Source_20_Text"><text:span text:style-name="T5"> n</text:span></text:span><text:span text:style-name="Source_20_Text"><text:span text:style-name="T14">.CODIGOEXAMEN</text:span></text:span><text:span text:style-name="Source_20_Text"><text:span text:style-name="T5"> </text:span></text:span></text:p>
      <text:p text:style-name="P2"><text:span text:style-name="Source_20_Text"><text:span text:style-name="T3">WHERE</text:span></text:span><text:span text:style-name="Source_20_Text"><text:span text:style-name="T5"> o</text:span></text:span><text:span text:style-name="Source_20_Text"><text:span text:style-name="T14">.APELLIDOS</text:span></text:span><text:span text:style-name="Source_20_Text"><text:span text:style-name="T5"> </text:span></text:span><text:a xlink:type="simple" xlink:href="http://localhost/phpmyadmin/url.php?url=https://dev.mysql.com/doc/refman/8.0/en/string-comparison-functions.html%23operator_like" office:target-frame-name="mysql_doc" xlink:show="replace" text:style-name="Internet_20_link" text:visited-style-name="Visited_20_Internet_20_Link"><text:span text:style-name="Source_20_Text"><text:span text:style-name="T1">LIKE</text:span></text:span></text:a><text:span text:style-name="Source_20_Text"><text:span text:style-name="T5"> </text:span></text:span><text:span text:style-name="Source_20_Text"><text:span text:style-name="T12">"%EZ%"</text:span></text:span><text:span text:style-name="Source_20_Text"><text:span text:style-name="T5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5"> e</text:span></text:span><text:span text:style-name="Source_20_Text"><text:span text:style-name="T14">.CODIGOEXA</text:span></text:span><text:span text:style-name="Source_20_Text"><text:span text:style-name="T5"> </text:span></text:span><text:span text:style-name="Source_20_Text"><text:span text:style-name="T10">=</text:span></text:span><text:span text:style-name="Source_20_Text"><text:span text:style-name="T5"> </text:span></text:span><text:span text:style-name="Source_20_Text"><text:span text:style-name="T16">1</text:span></text:span></text:p>
      <text:p text:style-name="P2"><text:span text:style-name="Source_20_Text">ORDER BY o.N</text:span><text:span text:style-name="Source_20_Text"><text:span text:style-name="T17">O</text:span></text:span><text:span text:style-name="Source_20_Text">M</text:span><text:span text:style-name="Source_20_Text"><text:span text:style-name="T17">BRE </text:span></text:span><text:span text:style-name="Source_20_Text"><text:span text:style-name="T9">D</text:span></text:span><text:span text:style-name="Source_20_Text"><text:span text:style-name="T17">ESC</text:span></text:span><text:span text:style-name="Source_20_Text"><text:span text:style-name="T5">;</text:span></text:span></text:p>
      <text:p text:style-name="Standard"/>
      <text:p text:style-name="Standard"/>
      <text:p text:style-name="Standard"><text:s/></text:p>
      <text:p text:style-name="Standard">6. Mostrar DNI de opositor, nombre, código de examen, descripción del examen y su <text:s text:c="12"/></text:p>
      <text:p text:style-name="Standard">nota. Sólo para las notas de los opositores del tribunal 4. </text:p>
      <text:p text:style-name="Standard"><text:s/></text:p>
      <text:p text:style-name="Standard"><text:s/></text:p>
      <text:p text:style-name="Standard"/>
      <text:p text:style-name="Standard"/>
      <text:p text:style-name="Standard">En esta consulta podemos mostrar el campo TribunalOpositor para comprobar el </text:p>
      <text:p text:style-name="Standard">resultado. No es necesario incluir la tabla Tribunales, ya que en Opositores tenemos </text:p>
      <text:p text:style-name="Standard">el campo Tribunalopositor. </text:p>
      <text:p text:style-name="Standard"><text:s/></text:p>
      <text:p text:style-name="Standard">7. Mostrar DNI de opositor, nombre y la media de sus notas. Ordenar por DNI. </text:p>
      <text:p text:style-name="Standard"><text:s/></text:p>
      <text:p text:style-name="Standard"><text:s/></text:p>
      <text:p text:style-name="Standard">No es necesaria la tabla Exámenes. </text:p>
      <text:p text:style-name="Standard"><text:s/></text:p>
      <text:p text:style-name="Standard">8. Mostrar el número de opositores por tribunal (contar). Debe aparecer una columna <text:s text:c="11"/></text:p>
      <text:p text:style-name="Standard">con el número de tribunal en la forma “Tribunal nº 1” y otra columna con la cuenta. </text:p>
      <text:p text:style-name="Standard"><text:s/></text:p>
      <text:p text:style-name="Standard"><text:s/></text:p>
      <text:p text:style-name="Standard">La función CONCAT une o concatena cadenas de texto. Agrupamos por tribunal y </text:p>
      <text:p text:style-name="Standard">contamos las filas de cada grupo. </text:p>
      <text:p text:style-name="Standard"><text:s/></text:p>
      <text:p text:style-name="Standard"><text:s/></text:p>
      <text:p text:style-name="Standard"><text:soft-page-break/><text:s/></text:p>
      <text:p text:style-name="Standard"><text:s/></text:p>
      <text:p text:style-name="Standard">Módulo: Gestión de bases de datos Página: 3 </text:p>
      <text:p text:style-name="Standard">9. Mostrar el número de opositores por cada población, sólo para aquellas poblaciones <text:s text:c="12"/></text:p>
      <text:p text:style-name="Standard">con más de 20 opositores. </text:p>
      <text:p text:style-name="Standard"><text:s/></text:p>
      <text:p text:style-name="Standard"><text:s/></text:p>
      <text:p text:style-name="Standard">Con Having eliminamos los grupos que no nos interesan. </text:p>
      <text:p text:style-name="Standard"><text:s/></text:p>
      <text:p text:style-name="Standard">10. Mostrar código de examen, descripción y media de sus notas. </text:p>
      <text:p text:style-name="Standard"><text:s/></text:p>
      <text:p text:style-name="Standard"><text:s/></text:p>
      <text:p text:style-name="Standard">11. Mostrar número de opositores por cada tribunal (contar). Antes, y para probar esta <text:s text:c="12"/></text:p>
      <text:p text:style-name="Standard">consulta, introducimos una nueva fila o registro en la tabla Tribunales. Este nuevo <text:s text:c="12"/></text:p>
      <text:p text:style-name="Standard">tribunal no tendrá opositores asignados. Para insertar un nuevo registro utilizamos <text:s text:c="10"/></text:p>
      <text:p text:style-name="Standard">esta sentencia: insert into tribunales values (6, 'Presidente', 'Secretario', 'Vocal1', <text:s text:c="9"/></text:p>
      <text:p text:style-name="Standard">'Vocal2', 'Vocal3') </text:p>
      <text:p text:style-name="Standard"><text:s/></text:p>
      <text:p text:style-name="Standard"><text:s/></text:p>
      <text:p text:style-name="Standard">Con left join mostramos las filas de la tabla de la izquierda (Tribunales) que tienen relación <text:s text:c="15"/></text:p>
      <text:p text:style-name="Standard">con filas de la tabla de la derecha (Opositores) y además las filas de Tribunales (Left) sin <text:s text:c="16"/></text:p>
      <text:p text:style-name="Standard">opositores. Observa como el campo utilizado en Count es el DNI y no *, ya que si <text:s text:c="16"/></text:p>
      <text:p text:style-name="Standard">hubiésemos utilizado * el resultado no sería correcto. Prueba y observa. 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3:30:43.695000000</meta:creation-date>
    <dc:date>2024-09-24T14:13:23.460000000</dc:date>
    <meta:editing-duration>PT2M38S</meta:editing-duration>
    <meta:editing-cycles>1</meta:editing-cycles>
    <meta:document-statistic meta:table-count="0" meta:image-count="0" meta:object-count="0" meta:page-count="3" meta:paragraph-count="110" meta:word-count="684" meta:character-count="4580" meta:non-whitespace-character-count="3609"/>
    <meta:generator>LibreOffice/24.2.4.2$Windows_X86_64 LibreOffice_project/51a6219feb6075d9a4c46691dcfe0cd9c4fff3c2</meta:generator>
  </office:meta>
</office:document-meta>
</file>